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1.8543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amera Coordiantes" table:style-name="ta1">
        <table:shapes>
          <draw:frame draw:z-index="0" draw:style-name="gr1" draw:text-style-name="P1" svg:width="26.602in" svg:height="4.5803in" svg:x="0.0217in" svg:y="2.6248in">
            <draw:object draw:notify-on-update-of-ranges="'Camera Coordiantes'.A2:'Camera Coordiantes'.A13 'Camera Coordiantes'.B2:'Camera Coordiantes'.B13 'Camera Coordiantes'.C1:'Camera Coordiantes'.C1 'Camera Coordiantes'.C2:'Camera Coordiantes'.C13 'Camera Coordiantes'.B2:'Camera Coordiantes'.B7 'Camera Coordiantes'.D1:'Camera Coordiantes'.D1 'Camera Coordiantes'.D2:'Camera Coordiantes'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Camera Nam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23.7689933472816" calcext:value-type="float">
            <text:p>-23.77</text:p>
          </table:table-cell>
          <table:table-cell office:value-type="float" office:value="1.09591158563813" calcext:value-type="float">
            <text:p>1.1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5.5485744486193" calcext:value-type="float">
            <text:p>-15.55</text:p>
          </table:table-cell>
          <table:table-cell office:value-type="float" office:value="1.18758039738388" calcext:value-type="float">
            <text:p>1.1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5.58315818989362" calcext:value-type="float">
            <text:p>-5.58</text:p>
          </table:table-cell>
          <table:table-cell office:value-type="float" office:value="1.12156969981817" calcext:value-type="float">
            <text:p>1.1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40886322346387" calcext:value-type="float">
            <text:p>6.41</text:p>
          </table:table-cell>
          <table:table-cell office:value-type="float" office:value="1.05846603106046" calcext:value-type="float">
            <text:p>1.0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9.0186116992318" calcext:value-type="float">
            <text:p>19.02</text:p>
          </table:table-cell>
          <table:table-cell office:value-type="float" office:value="0.599615869020233" calcext:value-type="float">
            <text:p>0.6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9.7809775460741" calcext:value-type="float">
            <text:p>19.78</text:p>
          </table:table-cell>
          <table:table-cell office:value-type="float" office:value="-3.59889215874194" calcext:value-type="float">
            <text:p>-3.6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2.9632701740276" calcext:value-type="float">
            <text:p>22.96</text:p>
          </table:table-cell>
          <table:table-cell office:value-type="float" office:value="4.0279793592389" calcext:value-type="float">
            <text:p>4.0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.3207956883985" calcext:value-type="float">
            <text:p>20.32</text:p>
          </table:table-cell>
          <table:table-cell office:value-type="float" office:value="8.55122249279352" calcext:value-type="float">
            <text:p>8.5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6.7918025209638" calcext:value-type="float">
            <text:p>26.79</text:p>
          </table:table-cell>
          <table:table-cell office:value-type="float" office:value="5.71629921737474" calcext:value-type="float">
            <text:p>5.7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0.0849655891924" calcext:value-type="float">
            <text:p>30.08</text:p>
          </table:table-cell>
          <table:table-cell office:value-type="float" office:value="9.3595519551977" calcext:value-type="float">
            <text:p>9.3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6.8299533905174" calcext:value-type="float">
            <text:p>36.83</text:p>
          </table:table-cell>
          <table:table-cell office:value-type="float" office:value="9.4049014824859" calcext:value-type="float">
            <text:p>9.4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2.4426904656032" calcext:value-type="float">
            <text:p>42.44</text:p>
          </table:table-cell>
          <table:table-cell office:value-type="float" office:value="9.38157274756824" calcext:value-type="float">
            <text:p>9.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t" fo:country="EE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t" fo:country="E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22P0"/>
    </number:currency-style>
    <number:number-style style:name="N136">
      <number:number number:decimal-places="3" number:min-decimal-places="3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1">
      <number:number number:decimal-places="16" number:min-decimal-places="16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28">
      <number:number number:decimal-places="13" number:min-decimal-places="13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3">
      <number:number number:decimal-places="12" number:min-decimal-places="12" number:min-integer-digits="1"/>
    </number:number-style>
    <style:style style:name="Default" style:family="table-cell">
      <style:text-properties style:font-name-asian="DejaVu Sans" style:font-family-asian="'DejaVu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Lehekülg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tias Põldaru</meta:initial-creator>
    <meta:creation-date>2014-03-25T03:08:46.405694427</meta:creation-date>
    <dc:date>2024-03-25T14:56:57.831970076</dc:date>
    <meta:editing-duration>PT16M13S</meta:editing-duration>
    <meta:editing-cycles>8</meta:editing-cycles>
    <meta:generator>LibreOffice/7.3.7.2$Linux_X86_64 LibreOffice_project/30$Build-2</meta:generator>
    <meta:document-statistic meta:table-count="1" meta:cell-count="3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 chart:data-label-series="false"/>
    </style:style>
    <style:style style:name="ch3" style:family="chart" style:data-style-name="N0">
      <style:chart-properties chart:display-label="true" chart:logarithmic="false" chart:minimum="-30" chart:maximum="50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-10" chart:maximum="10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data-label-series="false" chart:label-position="top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 chart:data-label-number="none" chart:data-label-text="true" chart:data-label-symbol="false" chart:data-label-series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7.57cm" svg:height="11.635cm" xlink:href=".." xlink:type="simple" chart:class="chart:scatter" chart:style-name="ch1">
        <chart:plot-area chart:style-name="ch2" table:cell-range-address="'Camera Coordiantes'.A2:'Camera Coordiantes'.C13 'Camera Coordiantes'.C1:'Camera Coordiantes'.D1 'Camera Coordiantes'.D2:'Camera Coordiantes'.D7" chart:data-source-has-labels="both" svg:x="1.351cm" svg:y="0.232cm" svg:width="64.868cm" svg:height="11.171cm">
          <chart:coordinate-region svg:x="1.828cm" svg:y="0.431cm" svg:width="63.966cm" svg:height="10.773cm"/>
          <chart:axis chart:dimension="x" chart:name="primary-x" chart:style-name="ch3" chartooo:axis-type="auto">
            <chart:categories table:cell-range-address="'Camera Coordiantes'.A2:'Camera Coordiantes'.A13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Camera Coordiantes'.C2:'Camera Coordiantes'.C13" chart:label-cell-address="'Camera Coordiantes'.C1:'Camera Coordiantes'.C1" chart:class="chart:scatter">
            <chart:domain table:cell-range-address="'Camera Coordiantes'.B2:'Camera Coordiantes'.B13"/>
            <chart:data-point chart:repeated="12"/>
          </chart:series>
          <chart:series chart:style-name="ch7" chart:values-cell-range-address="'Camera Coordiantes'.D2:'Camera Coordiantes'.D7" chart:label-cell-address="'Camera Coordiantes'.D1:'Camera Coordiantes'.D1" chart:class="chart:scatter">
            <chart:domain table:cell-range-address="'Camera Coordiantes'.B2:'Camera Coordiantes'.B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'Camera Coordiantes'.C1:'Camera Coordiantes'.C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'Camera Coordiantes'.D1:'Camera Coordiantes'.D1</svg:desc>
                </draw:g>
              </table:table-cell>
            </table:table-row>
          </table:table-header-rows>
          <table:table-rows>
            <table:table-row>
              <table:table-cell office:value-type="float" office:value="160">
                <text:p>160</text:p>
                <draw:g>
                  <svg:desc>'Camera Coordiantes'.A2:'Camera Coordiantes'.A13</svg:desc>
                </draw:g>
              </table:table-cell>
              <table:table-cell office:value-type="float" office:value="-23.7689933472816">
                <text:p>-23.7689933472816</text:p>
                <draw:g>
                  <svg:desc>'Camera Coordiantes'.B2:'Camera Coordiantes'.B13</svg:desc>
                </draw:g>
              </table:table-cell>
              <table:table-cell office:value-type="float" office:value="1.09591158563813">
                <text:p>1.09591158563813</text:p>
                <draw:g>
                  <svg:desc>'Camera Coordiantes'.C2:'Camera Coordiantes'.C13</svg:desc>
                </draw:g>
              </table:table-cell>
              <table:table-cell office:value-type="float" office:value="-23.7689933472816">
                <text:p>-23.7689933472816</text:p>
                <draw:g>
                  <svg:desc>'Camera Coordiantes'.B2:'Camera Coordiantes'.B7</svg:desc>
                </draw:g>
              </table:table-cell>
              <table:table-cell office:value-type="float" office:value="NaN">
                <text:p>NaN</text:p>
                <draw:g>
                  <svg:desc>'Camera Coordiantes'.D2:'Camera Coordiantes'.D7</svg:desc>
                </draw:g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-15.5485744486193">
                <text:p>-15.5485744486193</text:p>
              </table:table-cell>
              <table:table-cell office:value-type="float" office:value="1.18758039738388">
                <text:p>1.18758039738388</text:p>
              </table:table-cell>
              <table:table-cell office:value-type="float" office:value="-15.5485744486193">
                <text:p>-15.5485744486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-5.58315818989362">
                <text:p>-5.58315818989362</text:p>
              </table:table-cell>
              <table:table-cell office:value-type="float" office:value="1.12156969981817">
                <text:p>1.12156969981817</text:p>
              </table:table-cell>
              <table:table-cell office:value-type="float" office:value="-5.58315818989362">
                <text:p>-5.5831581898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6.40886322346387">
                <text:p>6.40886322346387</text:p>
              </table:table-cell>
              <table:table-cell office:value-type="float" office:value="1.05846603106046">
                <text:p>1.05846603106046</text:p>
              </table:table-cell>
              <table:table-cell office:value-type="float" office:value="6.40886322346387">
                <text:p>6.40886322346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9.0186116992318">
                <text:p>19.0186116992318</text:p>
              </table:table-cell>
              <table:table-cell office:value-type="float" office:value="0.599615869020233">
                <text:p>0.599615869020233</text:p>
              </table:table-cell>
              <table:table-cell office:value-type="float" office:value="19.0186116992318">
                <text:p>19.0186116992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9.7809775460741">
                <text:p>19.7809775460741</text:p>
              </table:table-cell>
              <table:table-cell office:value-type="float" office:value="-3.59889215874194">
                <text:p>-3.59889215874194</text:p>
              </table:table-cell>
              <table:table-cell office:value-type="float" office:value="19.7809775460741">
                <text:p>19.780977546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22.9632701740276">
                <text:p>22.9632701740276</text:p>
              </table:table-cell>
              <table:table-cell office:value-type="float" office:value="4.0279793592389">
                <text:p>4.0279793592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20.3207956883985">
                <text:p>20.3207956883985</text:p>
              </table:table-cell>
              <table:table-cell office:value-type="float" office:value="8.55122249279352">
                <text:p>8.55122249279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26.7918025209638">
                <text:p>26.7918025209638</text:p>
              </table:table-cell>
              <table:table-cell office:value-type="float" office:value="5.71629921737474">
                <text:p>5.71629921737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30.0849655891924">
                <text:p>30.0849655891924</text:p>
              </table:table-cell>
              <table:table-cell office:value-type="float" office:value="9.3595519551977">
                <text:p>9.359551955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6.8299533905174">
                <text:p>36.8299533905174</text:p>
              </table:table-cell>
              <table:table-cell office:value-type="float" office:value="9.4049014824859">
                <text:p>9.4049014824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42.4426904656032">
                <text:p>42.4426904656032</text:p>
              </table:table-cell>
              <table:table-cell office:value-type="float" office:value="9.38157274756824">
                <text:p>9.38157274756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